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1955" officeooo:paragraph-rsid="00171955"/>
    </style:style>
    <style:style style:name="P2" style:family="paragraph" style:parent-style-name="Standard">
      <style:text-properties officeooo:rsid="001910a3" officeooo:paragraph-rsid="001910a3"/>
    </style:style>
    <style:style style:name="P3" style:family="paragraph" style:parent-style-name="Standard">
      <style:text-properties officeooo:rsid="0019bd22" officeooo:paragraph-rsid="0019bd22"/>
    </style:style>
    <style:style style:name="P4" style:family="paragraph" style:parent-style-name="Standard">
      <style:text-properties officeooo:rsid="001bdf47" officeooo:paragraph-rsid="001bdf47"/>
    </style:style>
    <style:style style:name="P5" style:family="paragraph" style:parent-style-name="Standard">
      <style:text-properties officeooo:rsid="001bdf47" officeooo:paragraph-rsid="00208385"/>
    </style:style>
    <style:style style:name="P6" style:family="paragraph" style:parent-style-name="Standard">
      <style:text-properties officeooo:rsid="00296742" officeooo:paragraph-rsid="00296742"/>
    </style:style>
    <style:style style:name="T1" style:family="text">
      <style:text-properties officeooo:rsid="0019caec"/>
    </style:style>
    <style:style style:name="T2" style:family="text">
      <style:text-properties style:font-name="Consolas" officeooo:rsid="0019caec"/>
    </style:style>
    <style:style style:name="T3" style:family="text">
      <style:text-properties style:font-name="Liberation Serif" officeooo:rsid="0019caec"/>
    </style:style>
    <style:style style:name="T4" style:family="text">
      <style:text-properties officeooo:rsid="001f5f2d"/>
    </style:style>
    <style:style style:name="T5" style:family="text">
      <style:text-properties officeooo:rsid="00208385"/>
    </style:style>
    <style:style style:name="T6" style:family="text">
      <style:text-properties officeooo:rsid="002207ea"/>
    </style:style>
    <style:style style:name="T7" style:family="text">
      <style:text-properties officeooo:rsid="00256022"/>
    </style:style>
    <style:style style:name="T8" style:family="text">
      <style:text-properties officeooo:rsid="002638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uongiorno Prof. Santini,</text:p>
      <text:p text:style-name="P2"/>
      <text:p text:style-name="P2">Su un forum qualcuno ha condiviso il suo esercizio per il progetto di esame in programmazione I, il gioco Forsennait. Ho trovato l’esercizio molto simpatico quindi ho deciso di eseguirlo. Sono un biologo e ogni tanto programmo per divertimento, <text:span text:style-name="T7">la programmazione è un mio hobby da qualche anno </text:span>e ho imparato la maggior parte delle cose usando mezzi virtuali (youtube, forum, chat, …).</text:p>
      <text:p text:style-name="P2">Non sono molto afferrato in C, ho più esperienza in Python ma il suo esame sembrava accessibile anche al mio livello. </text:p>
      <text:p text:style-name="P2"><text:line-break/>So che probabilmente sia molto impegnato ma mi chiedevo se potesse dare un occhiata al codice e magari correggerlo. <text:span text:style-name="T8">Se potesse fare una piccola code review, le sarei veramente grato, dato che essendo autodidatta spesso mancano occasioni per confrontarsi.</text:span> <text:span text:style-name="T1">Mi sono attenuto il più possibile alle istruzioni date sul documento allegato (0_progetto_frsennait.pdf) che penso faccia riferimento alla consegna del 6 dicembre 2018. Ho cercato di essere il più fedele possibile ma per esempio l’enum </text:span><text:span text:style-name="T2">TipoOggetto</text:span><text:span text:style-name="T1"> rappresenta direttamente gli indici nello zaino al posto di accedere con </text:span><text:span text:style-name="T2">zaino[oggetto-1]</text:span><text:span text:style-name="T3">. La scacchiera viene automaticamente creata ad inizio gioco con parametri standard definiti nella funzione </text:span><text:span text:style-name="T2">auto_scacchiera</text:span><text:span text:style-name="T3">. Le torri sono una doubly linked list e hanno un parametro in più chiamato forza che determina la probabilità di colpire l’avversario. La somma della forza dei piani delle torri viene confrontata con una determinata probabilità di schivare il colpo. </text:span></text:p>
      <text:p text:style-name="P2"/>
      <text:p text:style-name="P3"><text:span text:style-name="T6">Mi chiamo Mauro Pellanda, v</text:span>ivo in Svizzera, lavoro a Zurigo nella collezione entomologica del politecnico federale. </text:p>
      <text:p text:style-name="P3">Se ha bisogno di verificare la mia identità sono disponibile telefonicamente (+41 79 210 08 62). Le assicuro che non ho nessuna affigliazione con i suoi studenti.</text:p>
      <text:p text:style-name="P1"/>
      <text:p text:style-name="P4">Le allego il codice, il pdf di consegna e l’executable generato da Code::Blocks, io sono su Windows 7 quindi non sono sicuro il binary sia compatibile con il sistema operativo che usa.</text:p>
      <text:p text:style-name="P4"/>
      <text:p text:style-name="P6">Inoltre ho messo il codice su github se dovesse avere problemi con gli allegati:</text:p>
      <text:p text:style-name="P6"><text:a xlink:type="simple" xlink:href="https://github.com/Pella86/Forsennait" text:style-name="Internet_20_link" text:visited-style-name="Visited_20_Internet_20_Link">https://github.com/Pella86/Forsennait</text:a></text:p>
      <text:p text:style-name="P4"/>
      <text:p text:style-name="P4">Allegati:</text:p>
      <text:p text:style-name="P4">- <text:span text:style-name="T4">Forsennait.zip (12 KB, contiene il codice sorgente in 3 files: main.c, gamelib.h, gamelib.c)</text:span></text:p>
      <text:p text:style-name="P5">- <text:span text:style-name="T5">0_progettofrsennait.pdf (143 KB, il pdf consegna)</text:span></text:p>
      <text:p text:style-name="P5">- <text:span text:style-name="T5">Forsennait.exe (65 KB, l’executabl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it"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20:41:46.041000000</meta:creation-date>
    <dc:date>2019-07-11T21:50:23.816000000</dc:date>
    <meta:editing-duration>PT22M28S</meta:editing-duration>
    <meta:editing-cycles>15</meta:editing-cycles>
    <meta:generator>LibreOffice/4.3.5.2$Windows_x86 LibreOffice_project/3a87456aaa6a95c63eea1c1b3201acedf0751bd5</meta:generator>
    <meta:document-statistic meta:table-count="0" meta:image-count="0" meta:object-count="0" meta:page-count="1" meta:paragraph-count="13" meta:word-count="346" meta:character-count="2265" meta:non-whitespace-character-count="1928"/>
  </office:meta>
</office:document-meta>
</file>